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712" calcext:value-type="float">
            <text:p>117.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424" calcext:value-type="float">
            <text:p>117.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0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9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9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868" calcext:value-type="float">
            <text:p>111.3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5768" calcext:value-type="float">
            <text:p>109.3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3056" calcext:value-type="float">
            <text:p>109.0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3368" calcext:value-type="float">
            <text:p>105.4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8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8936" calcext:value-type="float">
            <text:p>106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8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8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7856" calcext:value-type="float">
            <text:p>109.3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8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8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864" calcext:value-type="float">
            <text:p>99.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8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7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7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7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68" calcext:value-type="float">
            <text:p>100.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7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7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468" calcext:value-type="float">
            <text:p>98.4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7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7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7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7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6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6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6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6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6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6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6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5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501</text:p>
          </table:table-cell>
          <table:table-cell office:value-type="string" calcext:value-type="string">
            <text:p>TWDB:0639501</text:p>
          </table:table-cell>
          <table:table-cell office:value-type="string" calcext:value-type="string">
            <text:p>195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